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oration</text:p>
      <text:p text:style-name="Standard"/>
      <text:p text:style-name="Standard">Uppgift 1</text:p>
      <text:p text:style-name="Standard">Kompilera, starta openocd, få skiten att blinka i otakt eller skriva ut ACM..eller något?</text:p>
      <text:p text:style-name="Standard"/>
      <text:p text:style-name="Standard">Uppgift 2</text:p>
      <text:p text:style-name="Standard">Skriv lite kod någonstans. Kolla map-filen hur mycket plats koden tar upp. Möjligen har vi planterat något stort som inte hör hemma där det hamnade. Optimera. Redovisa för dina (sexiga) labbhandledare.</text:p>
      <text:p text:style-name="Standard"/>
      <text:p text:style-name="Standard">Uppgift 2.5</text:p>
      <text:p text:style-name="Standard">Hur mycket RAM använder vi? Hur mycket plats tar de olika sektionerna upp?</text:p>
      <text:p text:style-name="Standard"/>
      <text:p text:style-name="Standard">Uppgift 2.75</text:p>
      <text:p text:style-name="Standard">Skapa en rejäl char array i main.c. Hitta den i map-filen. Ändra den till const. Är den kvar där den var innan?</text:p>
      <text:p text:style-name="Standard"/>
      <text:p text:style-name="Standard">Uppgift 3</text:p>
      <text:p text:style-name="Standard">Meka ramfunc, funktionen ska exekveras från ram. Bevisa det genom att visa disasm och kanske en print där du visar att PC är på rätt ställe. Eller något.</text:p>
      <text:p text:style-name="Standard"/>
      <text:p text:style-name="Standard">Fyll på pete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nrik Persson</meta:initial-creator>
    <meta:creation-date>2012-03-03T23:06:08</meta:creation-date>
    <dc:date>2012-03-04T14:57:34</dc:date>
    <dc:creator>Henrik Persson</dc:creator>
    <meta:editing-duration>PT22M23S</meta:editing-duration>
    <meta:editing-cycles>4</meta:editing-cycles>
    <meta:generator>LibreOffice/3.3$Unix LibreOffice_project/330m19$Build-401</meta:generator>
    <meta:document-statistic meta:table-count="0" meta:image-count="0" meta:object-count="0" meta:page-count="1" meta:paragraph-count="12" meta:word-count="122" meta:character-count="702"/>
  </office:meta>
</office:document-meta>
</file>